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EnergetickeNarocnosti" style:family="table">
      <style:table-properties style:width="175.9mm" table:align="margins"/>
    </style:style>
    <style:style style:name="TabulkaEnergetickeNarocnosti.A" style:family="table-column">
      <style:table-column-properties style:column-width="35.17mm" style:rel-column-width="13107*"/>
    </style:style>
    <style:style style:name="TabulkaEnergetickeNarocnosti.A1" style:family="table-cell">
      <style:table-cell-properties fo:padding="0.97mm" fo:border-left="0.05pt solid #000000" fo:border-right="none" fo:border-top="0.05pt solid #000000" fo:border-bottom="0.05pt solid #000000"/>
    </style:style>
    <style:style style:name="TabulkaEnergetickeNarocnosti.E1" style:family="table-cell">
      <style:table-cell-properties fo:padding="0.97mm" fo:border="0.05pt solid #000000"/>
    </style:style>
    <style:style style:name="TabulkaEnergetickeNarocnosti.A2" style:family="table-cell">
      <style:table-cell-properties fo:padding="0.97mm" fo:border-left="0.05pt solid #000000" fo:border-right="none" fo:border-top="none" fo:border-bottom="0.05pt solid #000000"/>
    </style:style>
    <style:style style:name="TabulkaEnergetickeNarocnosti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officeooo:rsid="000962db" officeooo:paragraph-rsid="000962db"/>
    </style:style>
    <style:style style:name="P2" style:family="paragraph" style:parent-style-name="Standard">
      <style:text-properties style:font-name="Arial Unicode MS" fo:font-size="20pt" fo:language="cs" fo:country="CZ" fo:font-weight="bold" officeooo:rsid="000962db" officeooo:paragraph-rsid="000962db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Arial Unicode MS" fo:font-size="12pt" officeooo:paragraph-rsid="000a0b71" style:font-size-asian="12pt" style:font-size-complex="12pt"/>
    </style:style>
    <style:style style:name="P4" style:family="paragraph" style:parent-style-name="Standard">
      <style:text-properties style:font-name="Arial Unicode MS" fo:font-size="15pt" fo:language="cs" fo:country="CZ" fo:font-weight="bold" officeooo:rsid="000a0b71" officeooo:paragraph-rsid="000a0b71" style:font-size-asian="15pt" style:font-weight-asian="bold" style:font-size-complex="15pt" style:font-weight-complex="bold"/>
    </style:style>
    <style:style style:name="P5" style:family="paragraph" style:parent-style-name="Table_20_Contents">
      <style:text-properties style:font-name="Arial Unicode MS" fo:font-size="12pt" style:font-size-asian="12pt" style:font-size-complex="12pt"/>
    </style:style>
    <style:style style:name="P6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language="en" fo:country="US"/>
    </style:style>
    <style:style style:name="T3" style:family="text">
      <style:text-properties style:text-position="sub 58%"/>
    </style:style>
    <style:style style:name="T4" style:family="text">
      <style:text-properties style:text-position="sub 58%" fo:language="en" fo:country="US"/>
    </style:style>
    <style:style style:name="T5" style:family="text">
      <style:text-properties style:text-position="sub 58%" officeooo:rsid="000a0b71"/>
    </style:style>
    <style:style style:name="T6" style:family="text">
      <style:text-properties style:text-position="0% 100%"/>
    </style:style>
    <style:style style:name="T7" style:family="text">
      <style:text-properties officeooo:rsid="000ba265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escape-processing="fals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kt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ena_0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I_0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I_0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N20_0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_0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is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span text:style-name="T7">List: </text:span><text:span text:style-name="T7"><draw:control text:anchor-type="as-char" draw:z-index="6" draw:name="List" draw:style-name="gr1" draw:text-style-name="P6" svg:width="26.47mm" svg:height="4.77mm" draw:control="control7"/></text:span></text:p>
      <text:p text:style-name="P2">PRŮKAZ ENERGTICKÉ NÁROČNOSTI</text:p>
      <text:p text:style-name="P1"/>
      <text:p text:style-name="P2">PROJEKT: <draw:control text:anchor-type="as-char" draw:z-index="0" draw:name="PROJEKT_p03" draw:style-name="gr1" draw:text-style-name="P6" svg:width="97.64mm" svg:height="7.95mm" draw:control="control1"/></text:p>
      <text:p text:style-name="P2"/>
      <table:table table:name="TabulkaEnergetickeNarocnosti" table:style-name="TabulkaEnergetickeNarocnosti">
        <table:table-column table:style-name="TabulkaEnergetickeNarocnosti.A" table:number-columns-repeated="5"/>
        <table:table-header-rows>
          <table:table-row>
            <table:table-cell table:style-name="TabulkaEnergetickeNarocnosti.A1" office:value-type="string">
              <text:p text:style-name="Table_20_Heading_5f_01">Stěna</text:p>
            </table:table-cell>
            <table:table-cell table:style-name="TabulkaEnergetickeNarocnosti.A1" office:value-type="string">
              <text:p text:style-name="Table_20_Heading_5f_01">A<text:span text:style-name="T4">i</text:span><text:line-break/><text:span text:style-name="T2">[m2]</text:span></text:p>
            </table:table-cell>
            <table:table-cell table:style-name="TabulkaEnergetickeNarocnosti.A1" office:value-type="string">
              <text:p text:style-name="Table_20_Heading_5f_01">U<text:span text:style-name="T3">i</text:span><text:line-break/><text:span text:style-name="T2">[xx]</text:span></text:p>
            </table:table-cell>
            <table:table-cell table:style-name="TabulkaEnergetickeNarocnosti.A1" office:value-type="string">
              <text:p text:style-name="Table_20_Heading_5f_01">U<text:span text:style-name="T6">N,20</text:span><text:span text:style-name="T5">i</text:span><text:line-break/><text:span text:style-name="T2">[xx]</text:span></text:p>
            </table:table-cell>
            <table:table-cell table:style-name="TabulkaEnergetickeNarocnosti.E1" office:value-type="string">
              <text:p text:style-name="Table_20_Heading_5f_01">D<text:span text:style-name="T3">i</text:span><text:line-break/><text:span text:style-name="T2">[xx]</text:span></text:p>
            </table:table-cell>
          </table:table-row>
        </table:table-header-rows>
        <table:table-row>
          <table:table-cell table:style-name="TabulkaEnergetickeNarocnosti.A2" office:value-type="string">
            <text:p text:style-name="P5"><draw:control text:anchor-type="as-char" draw:z-index="1" draw:name="Stena_1" draw:style-name="gr1" draw:text-style-name="P7" svg:width="32.82mm" svg:height="6.18mm" draw:control="control2"/></text:p>
          </table:table-cell>
          <table:table-cell table:style-name="TabulkaEnergetickeNarocnosti.A2" office:value-type="string">
            <text:p text:style-name="P5"><draw:control text:anchor-type="as-char" draw:z-index="2" draw:name="AI_1" draw:style-name="gr1" draw:text-style-name="P6" svg:width="31.49mm" svg:height="6.09mm" draw:control="control3"/></text:p>
          </table:table-cell>
          <table:table-cell table:style-name="TabulkaEnergetickeNarocnosti.A2" office:value-type="string">
            <text:p text:style-name="P5"><draw:control text:anchor-type="as-char" draw:z-index="3" draw:name="UI_1" draw:style-name="gr1" draw:text-style-name="P6" svg:width="32.29mm" svg:height="6.89mm" draw:control="control4"/></text:p>
          </table:table-cell>
          <table:table-cell table:style-name="TabulkaEnergetickeNarocnosti.A2" office:value-type="string">
            <text:p text:style-name="P3"><draw:control text:anchor-type="as-char" draw:z-index="4" draw:name="UN20_1" draw:style-name="gr1" draw:text-style-name="P6" svg:width="32.29mm" svg:height="6.89mm" draw:control="control5"/></text:p>
          </table:table-cell>
          <table:table-cell table:style-name="TabulkaEnergetickeNarocnosti.E2" office:value-type="string">
            <text:p text:style-name="P3"><draw:control text:anchor-type="as-char" draw:z-index="5" draw:name="DI_1" draw:style-name="gr1" draw:text-style-name="P6" svg:width="32.29mm" svg:height="6.89mm" draw:control="control6"/></text:p>
          </table:table-cell>
        </table:table-row>
        <table:table-row>
          <table:table-cell table:style-name="TabulkaEnergetickeNarocnosti.A2" office:value-type="string">
            <text:p text:style-name="P3"/>
          </table:table-cell>
          <table:table-cell table:style-name="TabulkaEnergetickeNarocnosti.A2" office:value-type="string">
            <text:p text:style-name="P3"/>
          </table:table-cell>
          <table:table-cell table:style-name="TabulkaEnergetickeNarocnosti.A2" office:value-type="string">
            <text:p text:style-name="P3"/>
          </table:table-cell>
          <table:table-cell table:style-name="TabulkaEnergetickeNarocnosti.A2" office:value-type="string">
            <text:p text:style-name="P3"/>
          </table:table-cell>
          <table:table-cell table:style-name="TabulkaEnergetickeNarocnosti.E2" office:value-type="string">
            <text:p text:style-name="P3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</table:table>
      <text:p text:style-name="P2"/>
      <text:p text:style-name="P4">Vypocty:</text:p>
      <text:p text:style-name="P4">ΣA<text:span text:style-name="T2">i</text:span>*Ui*Di: </text:p>
      <text:p text:style-name="P4">Σ A<text:span text:style-name="T2">i</text:span>*UN,20<text:span text:style-name="T2">i</text:span>*Di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2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_5f_01" style:display-name="Table Heading_01" style:family="paragraph" style:parent-style-name="Table_20_Heading" style:auto-update="true">
      <style:paragraph-properties style:line-height-at-least="0.18mm" style:writing-mode="pag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8:23:18.074000000</meta:creation-date>
    <meta:generator>LibreOffice/5.2.3.3$Windows_x86 LibreOffice_project/d54a8868f08a7b39642414cf2c8ef2f228f780cf</meta:generator>
    <dc:date>2017-01-12T16:49:18.975000000</dc:date>
    <meta:editing-duration>PT1H3M33S</meta:editing-duration>
    <meta:editing-cycles>5</meta:editing-cycles>
    <meta:document-statistic meta:table-count="1" meta:image-count="0" meta:object-count="0" meta:page-count="1" meta:paragraph-count="16" meta:word-count="18" meta:character-count="124" meta:non-whitespace-character-count="104"/>
  </office:meta>
</office:document-meta>
</file>